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d3b4" officeooo:paragraph-rsid="000bd3b4"/>
    </style:style>
    <style:style style:name="P2"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rsid="000bd3b4" officeooo:paragraph-rsid="000bd3b4"/>
    </style:style>
    <style:style style:name="P3" style:family="paragraph" style:parent-style-name="Title">
      <style:text-properties officeooo:rsid="000bd3b4" officeooo:paragraph-rsid="000bd3b4"/>
    </style:style>
    <style:style style:name="P4" style:family="paragraph" style:parent-style-name="Text_20_body">
      <style:text-properties officeooo:rsid="000e7913" officeooo:paragraph-rsid="000e7913"/>
    </style:style>
    <style:style style:name="P5" style:family="paragraph" style:parent-style-name="Text_20_body" style:list-style-name="L3">
      <style:text-properties officeooo:rsid="000e7913" officeooo:paragraph-rsid="000e7913"/>
    </style:style>
    <style:style style:name="P6" style:family="paragraph" style:parent-style-name="Subtitle">
      <style:text-properties officeooo:rsid="000e7913" officeooo:paragraph-rsid="000e7913"/>
    </style:style>
    <style:style style:name="T1" style:family="text">
      <style:text-properties officeooo:rsid="000e7913"/>
    </style:style>
    <style:style style:name="T2" style:family="text">
      <style:text-properties officeooo:rsid="000fe2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FC <text:span text:style-name="T1">524</text:span></text:p>
      <text:p text:style-name="P1"/>
      <text:p text:style-name="P6">A proposed Mail protocol (1973)</text:p>
      <text:p text:style-name="P2"/>
      <text:p text:style-name="P1"/>
      <text:p text:style-name="P4">Mail protocol (MP) is implemented by mail user and server processes. The mail user and server processes are further specified to be FTP user and server processes. MP is implemented as a subset of FTP.</text:p>
      <text:p text:style-name="P4">Names of MP commands are known only within the MP subsystem. MP commands must be rejected by the server if the user process presents them outside of the subsystem.</text:p>
      <text:p text:style-name="P4">MP defines mail to be text communicated between users in less than real-time. The defination excludes the so called console-to-console communication ( chatting ). </text:p>
      <text:p text:style-name="P4">Pieces of mail can be permanently recorded, assigned a long term identifier and can be retrived for reference and entered in a catalogue.</text:p>
      <text:p text:style-name="P4">Some hosts accept mail whose recipients resides elsewhere in the network. These hosts assume the responsibility for acknowledging its delivery. <text:s/></text:p>
      <text:p text:style-name="P4">Each mail object will have an attached ACCESS LIST. Access list is a set of individuals with access to it and what type of access has been granted.</text:p>
      <text:p text:style-name="P4">The following mail functions have been defined in the protocol:</text:p>
      <text:list xml:id="list2304095088" text:style-name="L3">
        <text:list-item>
          <text:p text:style-name="P5">Recording</text:p>
        </text:list-item>
        <text:list-item>
          <text:p text:style-name="P5">Delivery</text:p>
        </text:list-item>
        <text:list-item>
          <text:p text:style-name="P5">Distribution</text:p>
        </text:list-item>
        <text:list-item>
          <text:p text:style-name="P5">Forwarding</text:p>
        </text:list-item>
        <text:list-item>
          <text:p text:style-name="P5">Citation <text:span text:style-name="T2">retrieval</text:span></text:p>
        </text:list-item>
        <text:list-item>
          <text:p text:style-name="P5">Update Citation </text:p>
        </text:list-item>
        <text:list-item>
          <text:p text:style-name="P5">User verificatio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23:11:41.973567931</meta:creation-date>
    <dc:date>2019-04-20T10:21:07.589824481</dc:date>
    <meta:editing-duration>PT17M22S</meta:editing-duration>
    <meta:editing-cycles>5</meta:editing-cycles>
    <meta:generator>LibreOffice/6.0.7.3$Linux_X86_64 LibreOffice_project/00m0$Build-3</meta:generator>
    <meta:document-statistic meta:table-count="0" meta:image-count="0" meta:object-count="0" meta:page-count="1" meta:paragraph-count="16" meta:word-count="193" meta:character-count="1160" meta:non-whitespace-character-count="986"/>
  </office:meta>
</office:document-meta>
</file>